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adornments="Regular" style:font-pitch="variable"/>
    <style:font-face style:name="Cantarell1" svg:font-family="Cantarell" style:font-adornments="Bold" style:font-pitch="variable"/>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d16d8" officeooo:paragraph-rsid="001d16d8"/>
    </style:style>
    <style:style style:name="P2" style:family="paragraph" style:parent-style-name="Text_20_body">
      <style:text-properties officeooo:rsid="001d16d8" officeooo:paragraph-rsid="001d16d8"/>
    </style:style>
    <style:style style:name="P3" style:family="paragraph" style:parent-style-name="Title">
      <style:text-properties officeooo:rsid="001d16d8" officeooo:paragraph-rsid="001d16d8"/>
    </style:style>
    <style:style style:name="P4" style:family="paragraph" style:parent-style-name="Text_20_body">
      <style:paragraph-properties fo:text-align="center" style:justify-single-word="false"/>
      <style:text-properties officeooo:rsid="001d16d8" officeooo:paragraph-rsid="001d16d8"/>
    </style:style>
    <style:style style:name="P5" style:family="paragraph" style:parent-style-name="Text_20_body">
      <style:text-properties officeooo:paragraph-rsid="001d16d8"/>
    </style:style>
    <style:style style:name="P6" style:family="paragraph" style:parent-style-name="Text_20_body">
      <style:text-properties officeooo:rsid="001f32b1" officeooo:paragraph-rsid="001f32b1"/>
    </style:style>
    <style:style style:name="P7" style:family="paragraph" style:parent-style-name="Text_20_body">
      <style:text-properties officeooo:rsid="00209a80" officeooo:paragraph-rsid="00209a80"/>
    </style:style>
    <style:style style:name="P8" style:family="paragraph" style:parent-style-name="Text_20_body">
      <style:text-properties officeooo:rsid="00215547" officeooo:paragraph-rsid="00215547"/>
    </style:style>
    <style:style style:name="P9" style:family="paragraph" style:parent-style-name="Text_20_body">
      <style:paragraph-properties fo:text-align="center" style:justify-single-word="false"/>
      <style:text-properties officeooo:rsid="002312bd" officeooo:paragraph-rsid="002312b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6pt" officeooo:rsid="002312bd" officeooo:paragraph-rsid="002312bd" style:font-size-asian="16pt" style:font-size-complex="16pt"/>
    </style:style>
    <style:style style:name="P12" style:family="paragraph" style:parent-style-name="Text_20_body">
      <style:paragraph-properties fo:text-align="center" style:justify-single-word="false"/>
      <style:text-properties fo:font-size="16pt" officeooo:rsid="001f32b1" officeooo:paragraph-rsid="001f32b1" style:font-size-asian="16pt" style:font-size-complex="16pt"/>
    </style:style>
    <style:style style:name="P13" style:family="paragraph" style:parent-style-name="Text_20_body">
      <style:paragraph-properties fo:text-align="center" style:justify-single-word="false"/>
      <style:text-properties fo:font-size="16pt" officeooo:rsid="002d074a" officeooo:paragraph-rsid="002d074a" style:font-size-asian="16pt" style:font-size-complex="16pt"/>
    </style:style>
    <style:style style:name="P14" style:family="paragraph" style:parent-style-name="Text_20_body">
      <style:text-properties officeooo:rsid="00274bc2" officeooo:paragraph-rsid="00274bc2"/>
    </style:style>
    <style:style style:name="P15" style:family="paragraph" style:parent-style-name="Text_20_body">
      <style:text-properties officeooo:rsid="0028356d" officeooo:paragraph-rsid="0028356d"/>
    </style:style>
    <style:style style:name="P16" style:family="paragraph" style:parent-style-name="Title">
      <style:text-properties fo:font-size="36pt" officeooo:rsid="00252597" officeooo:paragraph-rsid="00252597" style:font-size-asian="36pt" style:font-size-complex="36pt"/>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text-properties officeooo:rsid="002d074a" officeooo:paragraph-rsid="002d074a"/>
    </style:style>
    <style:style style:name="P21" style:family="paragraph" style:parent-style-name="Text_20_body">
      <style:text-properties officeooo:rsid="002edcbd" officeooo:paragraph-rsid="002edcbd"/>
    </style:style>
    <style:style style:name="P22" style:family="paragraph" style:parent-style-name="Text_20_body">
      <style:text-properties officeooo:rsid="002a6f3d" officeooo:paragraph-rsid="002d074a"/>
    </style:style>
    <style:style style:name="P23" style:family="paragraph" style:parent-style-name="Text_20_body">
      <style:text-properties officeooo:rsid="0030d179" officeooo:paragraph-rsid="0030d179"/>
    </style:style>
    <style:style style:name="P24" style:family="paragraph" style:parent-style-name="Text_20_body">
      <style:text-properties officeooo:rsid="0032ef4b" officeooo:paragraph-rsid="0032ef4b"/>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list-style-name="">
      <style:text-properties officeooo:rsid="001d16d8" officeooo:paragraph-rsid="001d16d8"/>
    </style:style>
    <style:style style:name="P29" style:family="paragraph" style:parent-style-name="Heading_20_1">
      <style:paragraph-properties fo:break-before="page"/>
      <style:text-properties officeooo:rsid="002d074a" officeooo:paragraph-rsid="002d074a"/>
    </style:style>
    <style:style style:name="P30" style:family="paragraph" style:parent-style-name="Heading_20_1">
      <style:text-properties officeooo:rsid="002d074a" officeooo:paragraph-rsid="002d074a"/>
    </style:style>
    <style:style style:name="P31" style:family="paragraph" style:parent-style-name="Heading_20_2">
      <style:text-properties officeooo:rsid="002edcbd" officeooo:paragraph-rsid="002edcbd"/>
    </style:style>
    <style:style style:name="P32" style:family="paragraph" style:parent-style-name="Heading_20_2">
      <style:paragraph-properties fo:break-before="page"/>
    </style:style>
    <style:style style:name="P33" style:family="paragraph" style:parent-style-name="Text_20_body">
      <style:text-properties officeooo:rsid="0032ef4b" officeooo:paragraph-rsid="0032ef4b"/>
    </style:style>
    <style:style style:name="P34" style:family="paragraph" style:parent-style-name="Text_20_body">
      <style:text-properties officeooo:rsid="0039fba3" officeooo:paragraph-rsid="0039fba3"/>
    </style:style>
    <style:style style:name="T1" style:family="text">
      <style:text-properties officeooo:rsid="001d7925"/>
    </style:style>
    <style:style style:name="T2" style:family="text">
      <style:text-properties officeooo:rsid="002764bd"/>
    </style:style>
    <style:style style:name="T3" style:family="text">
      <style:text-properties officeooo:rsid="0028356d"/>
    </style:style>
    <style:style style:name="T4" style:family="text">
      <style:text-properties officeooo:rsid="00299443"/>
    </style:style>
    <style:style style:name="T5" style:family="text">
      <style:text-properties officeooo:rsid="002e605e"/>
    </style:style>
    <style:style style:name="T6" style:family="text">
      <style:text-properties officeooo:rsid="002f7006"/>
    </style:style>
    <style:style style:name="T7" style:family="text">
      <style:text-properties fo:font-weight="bold" style:font-weight-asian="bold" style:font-weight-complex="bold"/>
    </style:style>
    <style:style style:name="T8" style:family="text">
      <style:text-properties officeooo:rsid="00328571"/>
    </style:style>
    <style:style style:name="T9" style:family="text">
      <style:text-properties officeooo:rsid="0033281f"/>
    </style:style>
    <style:style style:name="T10" style:family="text">
      <style:text-properties officeooo:rsid="00347327"/>
    </style:style>
    <style:style style:name="T11" style:family="text">
      <style:text-properties officeooo:rsid="003a810d"/>
    </style:style>
    <style:style style:name="T12" style:family="text">
      <style:text-properties officeooo:rsid="003d71e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LATFORMEN</text:p>
      <text:p text:style-name="P3">A guide to web platforms</text:p>
      <text:p text:style-name="P1">Getting started with some cool web ecosystems</text:p>
      <text:p text:style-name="P4"/>
      <text:p text:style-name="P9">WARNING! The list of web desktops introduced here includes only the basic ones. For anything unorthodox and/or special or custom web apps and platforms you can search for them via GitHub or any other online Git repository website.</text:p>
      <text:p text:style-name="P9">Have a nice day and enjoy your time learning!</text:p>
      <text:p text:style-name="P9"/>
      <text:p text:style-name="Subtitle">WHAT IS INCLUDED HERE?</text:p>
      <text:p text:style-name="P10"/>
      <text:p text:style-name="P13">Basics</text:p>
      <text:p text:style-name="P13">Examples</text:p>
      <text:p text:style-name="P11"/>
      <text:p text:style-name="P11"/>
      <text:p text:style-name="P11"/>
      <text:p text:style-name="P4"/>
      <text:p text:style-name="P11">Web Floss online book publisher</text:p>
      <text:p text:style-name="P11"/>
      <text:p text:style-name="P11">January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25"><text:a xlink:type="simple" xlink:href="#__RefHeading___Toc126_4028994496" text:style-name="Index_20_Link" text:visited-style-name="Index_20_Link">Web instance basics<text:tab/>3</text:a></text:p>
          <text:p text:style-name="P26"><text:a xlink:type="simple" xlink:href="#__RefHeading___Toc170_2425619788" text:style-name="Index_20_Link" text:visited-style-name="Index_20_Link">Object relations<text:tab/>3</text:a></text:p>
          <text:p text:style-name="P25"><text:a xlink:type="simple" xlink:href="#__RefHeading___Toc124_4028994496" text:style-name="Index_20_Link" text:visited-style-name="Index_20_Link">Web platform overview<text:tab/>4</text:a></text:p>
          <text:p text:style-name="P26"><text:a xlink:type="simple" xlink:href="#__RefHeading___Toc111_671279867" text:style-name="Index_20_Link" text:visited-style-name="Index_20_Link">HSIS, a minimal web platform to start<text:tab/>4</text:a></text:p>
          <text:p text:style-name="P26"><text:a xlink:type="simple" xlink:href="#__RefHeading___Toc113_671279867" text:style-name="Index_20_Link" text:visited-style-name="Index_20_Link">Webshop, the best to fulfil your basic needs<text:tab/>5</text:a></text:p>
          <text:p text:style-name="P26"><text:a xlink:type="simple" xlink:href="#__RefHeading___Toc115_671279867" text:style-name="Index_20_Link" text:visited-style-name="Index_20_Link">EXPLORER, a project with long history<text:tab/>6</text:a></text:p>
          <text:p text:style-name="P26"><text:a xlink:type="simple" xlink:href="#__RefHeading___Toc117_671279867" text:style-name="Index_20_Link" text:visited-style-name="Index_20_Link">macOS Web, your Apple-esque experience<text:tab/>7</text:a></text:p>
          <text:p text:style-name="P26"><text:a xlink:type="simple" xlink:href="#__RefHeading___Toc119_671279867" text:style-name="Index_20_Link" text:visited-style-name="Index_20_Link">Eurohouse UI, an elegance personified<text:tab/>8</text:a></text:p>
        </text:index-body>
      </text:table-of-content>
      <text:h text:style-name="P28" text:outline-level="1"/>
      <text:h text:style-name="P29" text:outline-level="1"><text:bookmark-start text:name="__RefHeading___Toc126_4028994496"/>Web instance basics<text:bookmark-end text:name="__RefHeading___Toc126_4028994496"/></text:h>
      <text:p text:style-name="P22">Any server document root directory on the web server is called instance. Any instance can include subfolders of any kind, depending on what files they contain. Rating and mode files make any directory inside the instance a profile, get script make it a system. Any directory inside the instance can be both or none of them. Any profile or system in the web server is portable, it means that any of them can be easily moved to another web server, be divided into separate parts or merged into a new one, be created with init command and be wiped out with kill command. Any directory containing profile, system or both is called entity.</text:p>
      <text:h text:style-name="P31" text:outline-level="2"><text:bookmark-start text:name="__RefHeading___Toc170_2425619788"/>Object relations<text:bookmark-end text:name="__RefHeading___Toc170_2425619788"/></text:h>
      <text:p text:style-name="P21">Various objects are introduced as separate folders in the directory with system initiated. System functions implements control of entities introduced as separate folders in the current directory. <text:span text:style-name="T6">Let’s dive through some types of relation examples that can happen between entities.</text:span></text:p>
      <text:p text:style-name="P23"><text:span text:style-name="T7">Imperium:</text:span> In this layout, one big entity is surrounded by other smaller entities introduced as her enemies. Also the biggest entity by its rating value easily suppress its enemies and is harder to be destroyed. Yet the smaller entities keep on resisting the dominance of the biggest entity while they are easily be destroyed by the empire <text:span text:style-name="T8">while fighting</text:span>.</text:p>
      <text:p text:style-name="P24"><text:span text:style-name="T7">Conquest:</text:span> Two various entities are being united into a new entity, with their ratings being summed up and the results saved to a new entity. <text:span text:style-name="T9">If any of these entities have no rating or it’s zero or negative number, it’s converted to 1 during the merge operation.</text:span></text:p>
      <text:p text:style-name="P24"><text:span text:style-name="T7">Division:</text:span> One big entity is being divided into any number of smaller entities, with the rating of the bigger entity is divided into the number of resulting entities. <text:span text:style-name="T10">The resulting division rating value is rounded to a close integer.</text:span></text:p>
      <text:p text:style-name="P34"><text:span text:style-name="T7">Contra:</text:span> When two factions, Left and Right are fighting each other (must be of different entity modes), the Right one usually have an advantage like more powerful weapons, more deadly tanks and explosives. The Left faction is the weakest one because their weapons and battle parameters are the worst. The <text:soft-page-break/>Center faction can only fight its own faction, but can collaborate with the entities of either Left or Right faction. <text:span text:style-name="T11">Each faction has its own behaviorial pattern. The Left are usually complain, the Right are the most aggressive, and the Center are indifferent and feel like lone wolves rather than parts of their faction.</text:span></text:p>
      <text:h text:style-name="P30" text:outline-level="1"><text:bookmark-start text:name="__RefHeading___Toc124_4028994496"/>Web platform overview<text:bookmark-end text:name="__RefHeading___Toc124_4028994496"/></text:h>
      <text:h text:style-name="Heading_20_2" text:outline-level="2"><text:bookmark-start text:name="__RefHeading___Toc111_671279867"/>HSIS, a minimal web platform to start<text:bookmark-end text:name="__RefHeading___Toc111_671279867"/></text:h>
      <text:p text:style-name="P6">In case you want to start working on a website using your web browser, you can check up if the get.php file exists in a server directory. If it is, you can enter get.php script with parameters after question mark, like these one:</text:p>
      <text:p text:style-name="P12">key = i &amp; pkg = from &amp; repo = assemble &amp; user = flossely</text:p>
      <text:p text:style-name="P6">After executing, get back to the index page and refresh it. You will see a few variants of what you can do with your currently opened website. Clicking on any of them will execute certain get command sequence to manage packages that can be installed from online Git repositories.</text:p>
      <text:p text:style-name="P7">Clicking on the first one will install you the Basic HSIS system with all neccessary components. You can remove any installed package later if you want.</text:p>
      <text:p text:style-name="P7">Web desktops, systems and platforms are very much different from each other. The only thing they have in common is existing index page in their repositories, system info file and their corresponding package file with .pkg extension.</text:p>
      <text:p text:style-name="P8">Some of them might have unorthodox structure and user interface which might baffle non-experienced users. You can always use the address bar to access the get script and enter command as been written above, using some custom values of those 4 parameters to use for this script.</text:p>
      <text:h text:style-name="P32" text:outline-level="2"><text:bookmark-start text:name="__RefHeading___Toc113_671279867"/>Webshop, the best to fulfil your basic needs<text:bookmark-end text:name="__RefHeading___Toc113_671279867"/></text:h>
      <text:p text:style-name="P5"/>
      <text:h text:style-name="P32" text:outline-level="2"><text:bookmark-start text:name="__RefHeading___Toc115_671279867"/>EXPLORER, a project with long history<text:bookmark-end text:name="__RefHeading___Toc115_671279867"/></text:h>
      <text:p text:style-name="P2"/>
      <text:h text:style-name="P32" text:outline-level="2"><text:bookmark-start text:name="__RefHeading___Toc117_671279867"/>macOS Web, <text:span text:style-name="T1">your Apple-esque experience</text:span><text:bookmark-end text:name="__RefHeading___Toc117_671279867"/></text:h>
      <text:p text:style-name="P20">In case you don’t have an Apple ecosystem, can’t afford yourself to buy iPhone or macOS personal computer with <text:span text:style-name="T5">the Apple operation system preinstalled. </text:span><text:span text:style-name="T12">MacOS Web represents the solution.</text:span></text:p>
      <text:h text:style-name="P32" text:outline-level="2"><text:bookmark-start text:name="__RefHeading___Toc119_671279867"/>Eurohouse UI, an elegance personified<text:bookmark-end text:name="__RefHeading___Toc119_671279867"/></text:h>
      <text:p text:style-name="P14">A special, distinctive and one-of-a-kind web platform by Eurohouse is not like any other introduced here. Many other web desktops use black font on light surface background and they look almost similar to each other. Eurohouse UI is like of another web desktop breed, with beautiful borderless rounded buttons, rectangly-shaped plain panels with transparency effect on workspace panel. An entire user interface uses one color theme, with basic/background and <text:span text:style-name="T2">button/form colors </text:span>divided by / sign in the web desktop settings, <text:span text:style-name="T3">and, of course, the font color is always white in this desktop, making it look more elegant</text:span>.</text:p>
      <text:p text:style-name="P15">You can set up your current instance with Eurohouse UI however you want. All parameters of desktop, including background image, colors, avatar image (should be any white transparent icon from the rawd package) <text:span text:style-name="T4">forms a certain theme of your instance, also dubbed as your personal proje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adornments="Regular" style:font-pitch="variable"/>
    <style:font-face style:name="Cantarell1" svg:font-family="Cantarell" style:font-adornments="Bold" style:font-pitch="variable"/>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tarell" fo:font-family="Cantarell" style:font-style-name="Regular"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ntarell1" fo:font-family="Cantarell" style:font-style-name="Bold" style:font-pitch="variable" fo:font-size="20pt" fo:font-weight="bold"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0%"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20pt" fo:font-weight="bold" style:font-size-asian="101%" style:font-weight-asian="bold" style:font-size-complex="101%"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4T12:13:15.307908112</meta:creation-date>
    <dc:date>2022-01-06T10:25:44.809266486</dc:date>
    <meta:editing-duration>PT2H12M8S</meta:editing-duration>
    <meta:editing-cycles>25</meta:editing-cycles>
    <meta:generator>LibreOffice/7.2.4.1$Linux_X86_64 LibreOffice_project/20$Build-1</meta:generator>
    <meta:document-statistic meta:table-count="0" meta:image-count="0" meta:object-count="0" meta:page-count="8" meta:paragraph-count="42" meta:word-count="953" meta:character-count="5666" meta:non-whitespace-character-count="4755"/>
  </office:meta>
</office:document-meta>
</file>